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24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n-1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27.6923076923" office:value-type="float" office:value="0" calcext:value-type="float">
            <text:p>0</text:p>
          </table:table-cell>
          <table:table-cell table:formula="of:=COS(RADIANS([.B2]+90))*11" office:value-type="float" office:value="6.73555739531044E-016" calcext:value-type="float">
            <text:p>6.73555739531044E-016</text:p>
          </table:table-cell>
          <table:table-cell table:formula="of:=SIN(RADIANS([.B2]+90))*1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27.6923076923" office:value-type="float" office:value="27.6923076923" calcext:value-type="float">
            <text:p>27.6923076923</text:p>
          </table:table-cell>
          <table:table-cell table:formula="of:=COS(RADIANS([.B3]+90))*11" office:value-type="float" office:value="-5.11195489248015" calcext:value-type="float">
            <text:p>-5.1119548925</text:p>
          </table:table-cell>
          <table:table-cell table:formula="of:=SIN(RADIANS([.B3]+90))*11" office:value-type="float" office:value="9.74001628218599" calcext:value-type="float">
            <text:p>9.7400162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27.6923076923" office:value-type="float" office:value="55.3846153846" calcext:value-type="float">
            <text:p>55.3846153846</text:p>
          </table:table-cell>
          <table:table-cell table:formula="of:=COS(RADIANS([.B4]+90))*11" office:value-type="float" office:value="-9.05282252482854" calcext:value-type="float">
            <text:p>-9.0528225248</text:p>
          </table:table-cell>
          <table:table-cell table:formula="of:=SIN(RADIANS([.B4]+90))*11" office:value-type="float" office:value="6.24871221404514" calcext:value-type="float">
            <text:p>6.2487122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27.6923076923" office:value-type="float" office:value="83.0769230769" calcext:value-type="float">
            <text:p>83.0769230769</text:p>
          </table:table-cell>
          <table:table-cell table:formula="of:=COS(RADIANS([.B5]+90))*11" office:value-type="float" office:value="-10.9197976150781" calcext:value-type="float">
            <text:p>-10.9197976151</text:p>
          </table:table-cell>
          <table:table-cell table:formula="of:=SIN(RADIANS([.B5]+90))*11" office:value-type="float" office:value="1.32590348281295" calcext:value-type="float">
            <text:p>1.32590348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27.6923076923" office:value-type="float" office:value="110.7692307692" calcext:value-type="float">
            <text:p>110.7692307692</text:p>
          </table:table-cell>
          <table:table-cell table:formula="of:=COS(RADIANS([.B6]+90))*11" office:value-type="float" office:value="-10.2851786695417" calcext:value-type="float">
            <text:p>-10.2851786695</text:p>
          </table:table-cell>
          <table:table-cell table:formula="of:=SIN(RADIANS([.B6]+90))*11" office:value-type="float" office:value="-3.90065375746237" calcext:value-type="float">
            <text:p>-3.90065375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27.6923076923" office:value-type="float" office:value="138.4615384615" calcext:value-type="float">
            <text:p>138.4615384615</text:p>
          </table:table-cell>
          <table:table-cell table:formula="of:=COS(RADIANS([.B7]+90))*11" office:value-type="float" office:value="-7.29434924065428" calcext:value-type="float">
            <text:p>-7.2943492407</text:p>
          </table:table-cell>
          <table:table-cell table:formula="of:=SIN(RADIANS([.B7]+90))*11" office:value-type="float" office:value="-8.23361822987721" calcext:value-type="float">
            <text:p>-8.23361822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27.6923076923" office:value-type="float" office:value="166.1538461538" calcext:value-type="float">
            <text:p>166.1538461538</text:p>
          </table:table-cell>
          <table:table-cell table:formula="of:=COS(RADIANS([.B8]+90))*11" office:value-type="float" office:value="-2.63247230717173" calcext:value-type="float">
            <text:p>-2.6324723072</text:p>
          </table:table-cell>
          <table:table-cell table:formula="of:=SIN(RADIANS([.B8]+90))*11" office:value-type="float" office:value="-10.6803599916845" calcext:value-type="float">
            <text:p>-10.68035999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27.6923076923" office:value-type="float" office:value="193.8461538461" calcext:value-type="float">
            <text:p>193.8461538461</text:p>
          </table:table-cell>
          <table:table-cell table:formula="of:=COS(RADIANS([.B9]+90))*11" office:value-type="float" office:value="2.6324723071531" calcext:value-type="float">
            <text:p>2.6324723072</text:p>
          </table:table-cell>
          <table:table-cell table:formula="of:=SIN(RADIANS([.B9]+90))*11" office:value-type="float" office:value="-10.680359991689" calcext:value-type="float">
            <text:p>-10.68035999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27.6923076923" office:value-type="float" office:value="221.5384615384" calcext:value-type="float">
            <text:p>221.5384615384</text:p>
          </table:table-cell>
          <table:table-cell table:formula="of:=COS(RADIANS([.B10]+90))*11" office:value-type="float" office:value="7.29434924063991" calcext:value-type="float">
            <text:p>7.2943492406</text:p>
          </table:table-cell>
          <table:table-cell table:formula="of:=SIN(RADIANS([.B10]+90))*11" office:value-type="float" office:value="-8.23361822988995" calcext:value-type="float">
            <text:p>-8.23361822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27.6923076923" office:value-type="float" office:value="249.2307692307" calcext:value-type="float">
            <text:p>249.2307692307</text:p>
          </table:table-cell>
          <table:table-cell table:formula="of:=COS(RADIANS([.B11]+90))*11" office:value-type="float" office:value="10.2851786695349" calcext:value-type="float">
            <text:p>10.2851786695</text:p>
          </table:table-cell>
          <table:table-cell table:formula="of:=SIN(RADIANS([.B11]+90))*11" office:value-type="float" office:value="-3.90065375748031" calcext:value-type="float">
            <text:p>-3.9006537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27.6923076923" office:value-type="float" office:value="276.923076923" calcext:value-type="float">
            <text:p>276.923076923</text:p>
          </table:table-cell>
          <table:table-cell table:formula="of:=COS(RADIANS([.B12]+90))*11" office:value-type="float" office:value="10.9197976150804" calcext:value-type="float">
            <text:p>10.9197976151</text:p>
          </table:table-cell>
          <table:table-cell table:formula="of:=SIN(RADIANS([.B12]+90))*11" office:value-type="float" office:value="1.32590348279389" calcext:value-type="float">
            <text:p>1.32590348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27.6923076923" office:value-type="float" office:value="304.6153846153" calcext:value-type="float">
            <text:p>304.6153846153</text:p>
          </table:table-cell>
          <table:table-cell table:formula="of:=COS(RADIANS([.B13]+90))*11" office:value-type="float" office:value="9.05282252483945" calcext:value-type="float">
            <text:p>9.0528225248</text:p>
          </table:table-cell>
          <table:table-cell table:formula="of:=SIN(RADIANS([.B13]+90))*11" office:value-type="float" office:value="6.24871221402935" calcext:value-type="float">
            <text:p>6.2487122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27.6923076923" office:value-type="float" office:value="332.3076923076" calcext:value-type="float">
            <text:p>332.3076923076</text:p>
          </table:table-cell>
          <table:table-cell table:formula="of:=COS(RADIANS([.B14]+90))*11" office:value-type="float" office:value="5.11195489249715" calcext:value-type="float">
            <text:p>5.1119548925</text:p>
          </table:table-cell>
          <table:table-cell table:formula="of:=SIN(RADIANS([.B14]+90))*11" office:value-type="float" office:value="9.74001628217707" calcext:value-type="float">
            <text:p>9.7400162822</text:p>
          </table:table-cell>
        </table:table-row>
        <table:table-row table:style-name="ro1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00/00/00</text:date>, <text:time style:data-style-name="N2" text:time-value="0000-00-00T00:00:02.12161209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y </meta:initial-creator>
    <meta:creation-date>2014-03-21T21:32:31.536858136</meta:creation-date>
    <dc:date>2014-03-23T04:52:00.989905861</dc:date>
    <dc:creator>michy </dc:creator>
    <meta:editing-duration>PT8M19S</meta:editing-duration>
    <meta:editing-cycles>7</meta:editing-cycles>
    <meta:generator>LibreOffice/4.1.3.2$Linux_x86 LibreOffice_project/410m0$Build-2</meta:generator>
    <meta:document-statistic meta:table-count="1" meta:cell-count="56" meta:object-count="0"/>
  </office:meta>
</office:document-meta>
</file>